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8.105cm"/>
    </style:style>
    <style:style style:name="Table1.B" style:family="table-column">
      <style:table-column-properties style:column-width="9.733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1.538cm"/>
    </style:style>
    <style:style style:name="Table1.A10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1.161cm"/>
    </style:style>
    <style:style style:name="P1" style:family="paragraph" style:parent-style-name="Heading_20_2">
      <style:text-properties style:font-name="Liberation Serif" fo:font-size="12pt" officeooo:rsid="001d0653" officeooo:paragraph-rsid="001d0653" style:font-size-asian="10.5pt" style:font-size-complex="12pt"/>
    </style:style>
    <style:style style:name="P2" style:family="paragraph" style:parent-style-name="Standard">
      <style:text-properties fo:font-weight="bold" officeooo:paragraph-rsid="001d0653" style:font-weight-asian="bold" style:font-weight-complex="bold"/>
    </style:style>
    <style:style style:name="P3" style:family="paragraph" style:parent-style-name="Standard">
      <style:text-properties fo:font-weight="bold" officeooo:rsid="083019ac" officeooo:paragraph-rsid="001d0653" style:font-weight-asian="bold" style:font-weight-complex="bold"/>
    </style:style>
    <style:style style:name="P4" style:family="paragraph" style:parent-style-name="Standard">
      <style:text-properties fo:font-weight="bold" officeooo:rsid="00a1571e" officeooo:paragraph-rsid="00a1571e" style:font-weight-asian="bold" style:font-weight-complex="bold"/>
    </style:style>
    <style:style style:name="P5" style:family="paragraph" style:parent-style-name="Standard">
      <style:text-properties fo:font-weight="bold" officeooo:paragraph-rsid="00cae4b0" style:font-weight-asian="bold" style:font-weight-complex="bold"/>
    </style:style>
    <style:style style:name="P6" style:family="paragraph" style:parent-style-name="Standard">
      <style:text-properties fo:font-weight="bold" officeooo:rsid="00cee9bb" officeooo:paragraph-rsid="00cee9bb" style:font-weight-asian="bold" style:font-weight-complex="bold"/>
    </style:style>
    <style:style style:name="P7" style:family="paragraph" style:parent-style-name="Standard">
      <style:text-properties fo:font-weight="bold" officeooo:paragraph-rsid="00d1cace" style:font-weight-asian="bold" style:font-weight-complex="bold"/>
    </style:style>
    <style:style style:name="P8" style:family="paragraph" style:parent-style-name="Standard">
      <style:text-properties fo:font-weight="bold" officeooo:paragraph-rsid="00d2afa4" style:font-weight-asian="bold" style:font-weight-complex="bold"/>
    </style:style>
    <style:style style:name="P9" style:family="paragraph" style:parent-style-name="Standard">
      <style:text-properties fo:font-weight="bold" officeooo:paragraph-rsid="00f36ea8" style:font-weight-asian="bold" style:font-weight-complex="bold"/>
    </style:style>
    <style:style style:name="P10" style:family="paragraph" style:parent-style-name="Standard">
      <style:text-properties fo:font-weight="bold" officeooo:rsid="0121903e" officeooo:paragraph-rsid="0121903e" style:font-weight-asian="bold" style:font-weight-complex="bold"/>
    </style:style>
    <style:style style:name="P11" style:family="paragraph" style:parent-style-name="Standard">
      <style:text-properties officeooo:paragraph-rsid="001d0653"/>
    </style:style>
    <style:style style:name="P12" style:family="paragraph" style:parent-style-name="Standard">
      <style:text-properties style:font-name="Liberation Serif" fo:font-weight="normal" officeooo:paragraph-rsid="0038d074" style:font-weight-asian="normal" style:font-weight-complex="normal"/>
    </style:style>
    <style:style style:name="P13" style:family="paragraph" style:parent-style-name="Standard">
      <style:text-properties style:font-name="Liberation Serif" fo:font-weight="bold" officeooo:rsid="00a1571e" officeooo:paragraph-rsid="00a1de1c" style:font-weight-asian="bold" style:font-weight-complex="bold"/>
    </style:style>
    <style:style style:name="P14" style:family="paragraph" style:parent-style-name="Standard">
      <style:text-properties style:font-name="Liberation Serif" fo:font-size="12pt" fo:font-weight="bold" officeooo:paragraph-rsid="001d0653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officeooo:paragraph-rsid="013766e9" style:font-size-asian="12pt" style:font-size-complex="12pt"/>
    </style:style>
    <style:style style:name="P16" style:family="paragraph" style:parent-style-name="Standard">
      <style:text-properties officeooo:paragraph-rsid="001eb3ce"/>
    </style:style>
    <style:style style:name="P17" style:family="paragraph" style:parent-style-name="Standard">
      <style:text-properties fo:font-weight="normal" officeooo:paragraph-rsid="001d0653" style:font-weight-asian="normal" style:font-weight-complex="normal"/>
    </style:style>
    <style:style style:name="P18" style:family="paragraph" style:parent-style-name="Standard">
      <style:text-properties fo:font-weight="normal" officeooo:paragraph-rsid="00f0751f" style:font-weight-asian="normal" style:font-weight-complex="normal"/>
    </style:style>
    <style:style style:name="P19" style:family="paragraph" style:parent-style-name="Standard">
      <style:text-properties fo:font-weight="normal" officeooo:paragraph-rsid="00f6bb0d" style:font-weight-asian="normal" style:font-weight-complex="normal"/>
    </style:style>
    <style:style style:name="P20" style:family="paragraph" style:parent-style-name="Standard">
      <style:text-properties fo:font-weight="normal" officeooo:paragraph-rsid="00fa1d65" style:font-weight-asian="normal" style:font-weight-complex="normal"/>
    </style:style>
    <style:style style:name="P21" style:family="paragraph" style:parent-style-name="Standard">
      <style:text-properties fo:font-weight="normal" officeooo:rsid="0102df49" officeooo:paragraph-rsid="0102df49" style:font-weight-asian="normal" style:font-weight-complex="normal"/>
    </style:style>
    <style:style style:name="P22" style:family="paragraph" style:parent-style-name="Standard">
      <style:text-properties fo:font-weight="normal" officeooo:rsid="0102df49" officeooo:paragraph-rsid="0111c10b" style:font-weight-asian="normal" style:font-weight-complex="normal"/>
    </style:style>
    <style:style style:name="P23" style:family="paragraph" style:parent-style-name="Standard">
      <style:text-properties fo:font-weight="normal" officeooo:rsid="0102df49" officeooo:paragraph-rsid="01130c7a" style:font-weight-asian="normal" style:font-weight-complex="normal"/>
    </style:style>
    <style:style style:name="P24" style:family="paragraph" style:parent-style-name="Standard">
      <style:text-properties fo:font-weight="normal" officeooo:paragraph-rsid="00d1cace" style:font-weight-asian="normal" style:font-weight-complex="normal"/>
    </style:style>
    <style:style style:name="P25" style:family="paragraph" style:parent-style-name="Standard">
      <style:text-properties fo:font-weight="normal" officeooo:paragraph-rsid="00d2afa4" style:font-weight-asian="normal" style:font-weight-complex="normal"/>
    </style:style>
    <style:style style:name="P26" style:family="paragraph" style:parent-style-name="Standard">
      <style:text-properties fo:font-weight="normal" officeooo:rsid="00f36ea8" officeooo:paragraph-rsid="00f36ea8" style:font-weight-asian="normal" style:font-weight-complex="normal"/>
    </style:style>
    <style:style style:name="P27" style:family="paragraph" style:parent-style-name="Standard">
      <style:text-properties fo:font-weight="normal" officeooo:paragraph-rsid="00e8ccca" style:font-weight-asian="normal" style:font-weight-complex="normal"/>
    </style:style>
    <style:style style:name="P28" style:family="paragraph" style:parent-style-name="Standard">
      <style:text-properties fo:font-weight="normal" officeooo:rsid="0121402f" officeooo:paragraph-rsid="0121402f" style:font-weight-asian="normal" style:font-weight-complex="normal"/>
    </style:style>
    <style:style style:name="P29" style:family="paragraph" style:parent-style-name="Standard">
      <style:text-properties fo:font-weight="normal" officeooo:rsid="0122acfe" officeooo:paragraph-rsid="0122acfe" style:font-weight-asian="normal" style:font-weight-complex="normal"/>
    </style:style>
    <style:style style:name="P30" style:family="paragraph" style:parent-style-name="Standard">
      <style:text-properties officeooo:paragraph-rsid="008d3c1f"/>
    </style:style>
    <style:style style:name="P31" style:family="paragraph" style:parent-style-name="Standard">
      <style:text-properties officeooo:rsid="00a0f090" officeooo:paragraph-rsid="00a0f090"/>
    </style:style>
    <style:style style:name="P32" style:family="paragraph" style:parent-style-name="Standard">
      <style:text-properties officeooo:rsid="00a1571e" officeooo:paragraph-rsid="00a1571e"/>
    </style:style>
    <style:style style:name="P33" style:family="paragraph" style:parent-style-name="Standard">
      <style:text-properties officeooo:paragraph-rsid="00b74be5"/>
    </style:style>
    <style:style style:name="P34" style:family="paragraph" style:parent-style-name="Standard">
      <style:text-properties officeooo:paragraph-rsid="00c26ea7"/>
    </style:style>
    <style:style style:name="P35" style:family="paragraph" style:parent-style-name="Standard">
      <style:text-properties officeooo:paragraph-rsid="00da515c"/>
    </style:style>
    <style:style style:name="P36" style:family="paragraph" style:parent-style-name="Standard">
      <style:text-properties officeooo:rsid="00dcf8ba" officeooo:paragraph-rsid="00dcf8ba"/>
    </style:style>
    <style:style style:name="P37" style:family="paragraph" style:parent-style-name="Standard">
      <style:text-properties officeooo:rsid="0121402f" officeooo:paragraph-rsid="0121402f"/>
    </style:style>
    <style:style style:name="P38" style:family="paragraph" style:parent-style-name="Standard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13766e9" style:letter-kerning="true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63fff0" style:letter-kerning="true" style:font-size-asian="12pt" style:font-style-asian="normal" style:font-weight-asian="normal" style:font-size-complex="12pt" style:text-emphasize="none"/>
    </style:style>
    <style:style style:name="P40" style:family="paragraph" style:parent-style-name="Text_20_body">
      <style:text-properties style:font-name="Liberation Serif" fo:font-size="12pt" fo:language="en" fo:country="US" officeooo:paragraph-rsid="001d0653" style:font-size-asian="12pt" style:font-size-complex="12pt"/>
    </style:style>
    <style:style style:name="P41" style:family="paragraph" style:parent-style-name="Text_20_body">
      <style:text-properties style:font-name="Liberation Serif" fo:font-size="12pt" fo:language="en" fo:country="US" fo:font-weight="bold" officeooo:paragraph-rsid="001d0653" style:font-size-asian="12pt" style:font-size-complex="12pt"/>
    </style:style>
    <style:style style:name="P42" style:family="paragraph" style:parent-style-name="Text_20_body">
      <style:text-properties style:font-name="Liberation Serif" fo:font-size="12pt" officeooo:paragraph-rsid="001d0653" style:font-size-asian="12pt" style:font-size-complex="12pt"/>
    </style:style>
    <style:style style:name="P43" style:family="paragraph" style:parent-style-name="Text_20_body">
      <style:text-properties style:font-name="Liberation Serif" fo:font-size="12pt" fo:font-weight="normal" officeooo:paragraph-rsid="010844ae" style:font-size-asian="12pt" style:font-weight-asian="normal" style:font-size-complex="12pt" style:font-weight-complex="normal"/>
    </style:style>
    <style:style style:name="P44" style:family="paragraph" style:parent-style-name="Text_20_body">
      <style:text-properties officeooo:paragraph-rsid="001d0653"/>
    </style:style>
    <style:style style:name="P45" style:family="paragraph" style:parent-style-name="Text_20_body">
      <style:text-properties officeooo:paragraph-rsid="001eb3ce"/>
    </style:style>
    <style:style style:name="P46" style:family="paragraph" style:parent-style-name="Text_20_body">
      <style:text-properties officeooo:paragraph-rsid="0034c8e0"/>
    </style:style>
    <style:style style:name="P47" style:family="paragraph" style:parent-style-name="Text_20_body">
      <style:text-properties officeooo:paragraph-rsid="003e3f69"/>
    </style:style>
    <style:style style:name="P48" style:family="paragraph" style:parent-style-name="Text_20_body">
      <style:text-properties fo:font-weight="bold" officeooo:rsid="00b74be5" officeooo:paragraph-rsid="00b74be5" style:font-weight-asian="bold" style:font-weight-complex="bold"/>
    </style:style>
    <style:style style:name="P49" style:family="paragraph" style:parent-style-name="Text_20_body">
      <style:text-properties fo:font-weight="bold" officeooo:rsid="00da515c" style:font-weight-asian="bold" style:font-weight-complex="bold"/>
    </style:style>
    <style:style style:name="P50" style:family="paragraph" style:parent-style-name="Text_20_body">
      <style:text-properties fo:font-weight="bold" officeooo:rsid="00da515c" officeooo:paragraph-rsid="00dcf8ba" style:font-weight-asian="bold" style:font-weight-complex="bold"/>
    </style:style>
    <style:style style:name="P51" style:family="paragraph" style:parent-style-name="Text_20_body">
      <style:text-properties officeooo:paragraph-rsid="00c26ea7"/>
    </style:style>
    <style:style style:name="P52" style:family="paragraph" style:parent-style-name="Text_20_body">
      <style:text-properties officeooo:paragraph-rsid="007a952f"/>
    </style:style>
    <style:style style:name="P53" style:family="paragraph" style:parent-style-name="Text_20_body">
      <style:text-properties officeooo:paragraph-rsid="007c8b3a"/>
    </style:style>
    <style:style style:name="P54" style:family="paragraph" style:parent-style-name="Text_20_body">
      <style:text-properties officeooo:paragraph-rsid="00aea488"/>
    </style:style>
    <style:style style:name="P55" style:family="paragraph" style:parent-style-name="Text_20_body">
      <style:text-properties officeooo:paragraph-rsid="00da515c"/>
    </style:style>
    <style:style style:name="P56" style:family="paragraph" style:parent-style-name="Text_20_body">
      <style:text-properties officeooo:paragraph-rsid="01285a88"/>
    </style:style>
    <style:style style:name="P57" style:family="paragraph" style:parent-style-name="Preformatted_20_Text">
      <style:paragraph-properties fo:margin-top="0cm" fo:margin-bottom="0.499cm" style:contextual-spacing="false"/>
    </style:style>
    <style:style style:name="P58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59" style:family="paragraph" style:parent-style-name="Preformatted_20_Text">
      <style:paragraph-properties fo:margin-top="0cm" fo:margin-bottom="0.499cm" style:contextual-spacing="false"/>
      <style:text-properties fo:font-weight="bold" officeooo:rsid="00dcf8ba" officeooo:paragraph-rsid="00dcf8ba" style:font-weight-asian="bold" style:font-weight-complex="bold"/>
    </style:style>
    <style:style style:name="P60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62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63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64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6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67" style:family="paragraph" style:parent-style-name="Table_20_Contents">
      <style:text-properties fo:font-weight="bold" style:font-weight-asian="bold" style:font-weight-complex="bold"/>
    </style:style>
    <style:style style:name="P68" style:family="paragraph" style:parent-style-name="Table_20_Contents">
      <style:text-properties fo:font-weight="bold" officeooo:paragraph-rsid="001d0653" style:font-weight-asian="bold" style:font-weight-complex="bold"/>
    </style:style>
    <style:style style:name="P69" style:family="paragraph" style:parent-style-name="Table_20_Contents">
      <style:text-properties fo:font-weight="bold" officeooo:rsid="083019ac" officeooo:paragraph-rsid="001d0653" style:font-weight-asian="bold" style:font-weight-complex="bold"/>
    </style:style>
    <style:style style:name="P70" style:family="paragraph" style:parent-style-name="Table_20_Contents">
      <style:text-properties fo:font-weight="bold" officeooo:paragraph-rsid="00284ccd" style:font-weight-asian="bold" style:font-weight-complex="bold"/>
    </style:style>
    <style:style style:name="P71" style:family="paragraph" style:parent-style-name="Table_20_Contents">
      <style:text-properties officeooo:paragraph-rsid="001d0653"/>
    </style:style>
    <style:style style:name="P72" style:family="paragraph" style:parent-style-name="Table_20_Contents">
      <style:text-properties style:font-name="Liberation Serif" fo:font-size="12pt" officeooo:paragraph-rsid="00a795e0" style:font-size-asian="12pt" style:font-size-complex="12pt"/>
    </style:style>
    <style:style style:name="P73" style:family="paragraph" style:parent-style-name="Table_20_Contents">
      <style:text-properties style:font-name="Liberation Serif" fo:font-size="12pt" fo:font-weight="normal" officeooo:paragraph-rsid="0106d3d7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font-name="Liberation Serif" fo:font-weight="normal" officeooo:rsid="08278bc6" officeooo:paragraph-rsid="001d0653" style:font-weight-asian="normal" style:font-weight-complex="normal"/>
    </style:style>
    <style:style style:name="P75" style:family="paragraph" style:parent-style-name="Table_20_Contents">
      <style:text-properties style:font-name="Liberation Serif" fo:font-weight="normal" officeooo:rsid="00a1de1c" officeooo:paragraph-rsid="00a1de1c" style:font-weight-asian="normal" style:font-weight-complex="normal"/>
    </style:style>
    <style:style style:name="P76" style:family="paragraph" style:parent-style-name="Table_20_Contents">
      <style:text-properties style:font-name="Liberation Serif" fo:font-weight="normal" officeooo:paragraph-rsid="001d0653" style:font-weight-asian="normal" style:font-weight-complex="normal"/>
    </style:style>
    <style:style style:name="P77" style:family="paragraph" style:parent-style-name="Table_20_Contents">
      <style:text-properties style:font-name="Liberation Serif" fo:font-weight="normal" officeooo:paragraph-rsid="0110c637" style:font-weight-asian="normal" style:font-weight-complex="normal"/>
    </style:style>
    <style:style style:name="P78" style:family="paragraph" style:parent-style-name="Table_20_Contents">
      <style:text-properties style:font-name="Liberation Serif" officeooo:paragraph-rsid="001d0653"/>
    </style:style>
    <style:style style:name="P79" style:family="paragraph" style:parent-style-name="Table_20_Contents">
      <style:text-properties style:font-name="Liberation Serif" officeooo:rsid="00495247" officeooo:paragraph-rsid="00495247"/>
    </style:style>
    <style:style style:name="P80" style:family="paragraph" style:parent-style-name="Table_20_Contents">
      <style:text-properties style:font-name="Liberation Serif" fo:font-weight="bold" officeooo:rsid="00495247" officeooo:paragraph-rsid="00495247" style:font-weight-asian="bold" style:font-weight-complex="bold"/>
    </style:style>
    <style:style style:name="P81" style:family="paragraph" style:parent-style-name="Table_20_Contents">
      <style:text-properties style:font-name="Liberation Serif" fo:font-weight="bold" officeooo:rsid="00495247" officeooo:paragraph-rsid="005e286d" style:font-weight-asian="bold" style:font-weight-complex="bold"/>
    </style:style>
    <style:style style:name="P82" style:family="paragraph" style:parent-style-name="Table_20_Contents">
      <style:text-properties style:font-name="Liberation Serif" fo:font-weight="bold" officeooo:paragraph-rsid="001d0653" style:font-weight-asian="bold" style:font-weight-complex="bold"/>
    </style:style>
    <style:style style:name="P83" style:family="paragraph" style:parent-style-name="Table_20_Contents">
      <style:text-properties style:font-name="Liberation Serif" fo:font-weight="bold" officeooo:rsid="00a1571e" officeooo:paragraph-rsid="00a1de1c" style:font-weight-asian="bold" style:font-weight-complex="bold"/>
    </style:style>
    <style:style style:name="P84" style:family="paragraph" style:parent-style-name="Table_20_Contents">
      <style:text-properties officeooo:paragraph-rsid="001e5f5d"/>
    </style:style>
    <style:style style:name="P85" style:family="paragraph" style:parent-style-name="Table_20_Contents">
      <style:text-properties officeooo:rsid="00231bba" officeooo:paragraph-rsid="00231bba"/>
    </style:style>
    <style:style style:name="P86" style:family="paragraph" style:parent-style-name="Table_20_Contents">
      <style:text-properties officeooo:paragraph-rsid="00284ccd"/>
    </style:style>
    <style:style style:name="P87" style:family="paragraph" style:parent-style-name="Table_20_Contents">
      <style:text-properties officeooo:paragraph-rsid="002d8caa"/>
    </style:style>
    <style:style style:name="P88" style:family="paragraph" style:parent-style-name="Table_20_Contents">
      <style:text-properties fo:font-weight="normal" officeooo:rsid="0086c323" officeooo:paragraph-rsid="0086c323" style:font-weight-asian="normal" style:font-weight-complex="normal"/>
    </style:style>
    <style:style style:name="P89" style:family="paragraph" style:parent-style-name="Table_20_Contents">
      <style:text-properties fo:font-weight="normal" officeooo:rsid="0495a919" officeooo:paragraph-rsid="001d0653" style:font-weight-asian="normal" style:font-weight-complex="normal"/>
    </style:style>
    <style:style style:name="P90" style:family="paragraph" style:parent-style-name="Table_20_Contents">
      <style:text-properties fo:font-weight="normal" officeooo:paragraph-rsid="001d0653" style:font-weight-asian="normal" style:font-weight-complex="normal"/>
    </style:style>
    <style:style style:name="P91" style:family="paragraph" style:parent-style-name="Table_20_Contents">
      <style:text-properties fo:font-weight="normal" officeooo:rsid="00cae4b0" officeooo:paragraph-rsid="00cae4b0" style:font-weight-asian="normal" style:font-weight-complex="normal"/>
    </style:style>
    <style:style style:name="P92" style:family="paragraph" style:parent-style-name="Table_20_Contents">
      <style:text-properties fo:font-weight="normal" officeooo:rsid="00cae4b0" officeooo:paragraph-rsid="00e4acb4" style:font-weight-asian="normal" style:font-weight-complex="normal"/>
    </style:style>
    <style:style style:name="P93" style:family="paragraph" style:parent-style-name="Table_20_Contents">
      <style:text-properties fo:font-weight="normal" officeooo:rsid="00cae4b0" officeooo:paragraph-rsid="00e4ca77" style:font-weight-asian="normal" style:font-weight-complex="normal"/>
    </style:style>
    <style:style style:name="P94" style:family="paragraph" style:parent-style-name="Table_20_Contents">
      <style:text-properties fo:font-weight="normal" officeooo:rsid="00cae4b0" officeooo:paragraph-rsid="00fbf0bb" style:font-weight-asian="normal" style:font-weight-complex="normal"/>
    </style:style>
    <style:style style:name="P95" style:family="paragraph" style:parent-style-name="Table_20_Contents">
      <style:text-properties officeooo:paragraph-rsid="0063fff0"/>
    </style:style>
    <style:style style:name="P96" style:family="paragraph" style:parent-style-name="Table_20_Contents">
      <style:text-properties officeooo:rsid="00b3e054" officeooo:paragraph-rsid="00b3e054"/>
    </style:style>
    <style:style style:name="P97" style:family="paragraph" style:parent-style-name="Table_20_Contents">
      <style:text-properties officeooo:paragraph-rsid="00e1b9a6"/>
    </style:style>
    <style:style style:name="P98" style:family="paragraph" style:parent-style-name="Table_20_Contents">
      <style:text-properties officeooo:paragraph-rsid="00e3c286"/>
    </style:style>
    <style:style style:name="P99" style:family="paragraph" style:parent-style-name="Table_20_Contents">
      <style:text-properties officeooo:paragraph-rsid="01143de5"/>
    </style:style>
    <style:style style:name="P100" style:family="paragraph" style:parent-style-name="Table_20_Contents">
      <style:text-properties officeooo:paragraph-rsid="01144edb"/>
    </style:style>
    <style:style style:name="P101" style:family="paragraph" style:parent-style-name="Table_20_Contents">
      <style:text-properties officeooo:paragraph-rsid="01199619"/>
    </style:style>
    <style:style style:name="P102" style:family="paragraph" style:parent-style-name="Table_20_Contents">
      <style:text-properties officeooo:rsid="01244a3c" officeooo:paragraph-rsid="01244a3c"/>
    </style:style>
    <style:style style:name="P103" style:family="paragraph" style:parent-style-name="Table_20_Contents">
      <style:text-properties officeooo:paragraph-rsid="0120b9f7"/>
    </style:style>
    <style:style style:name="P104" style:family="paragraph" style:parent-style-name="Heading_20_1">
      <style:text-properties officeooo:paragraph-rsid="001d0653"/>
    </style:style>
    <style:style style:name="P105" style:family="paragraph" style:parent-style-name="Preformatted_20_Text">
      <style:text-properties fo:font-weight="bold" style:font-weight-asian="bold" style:font-weight-complex="bold"/>
    </style:style>
    <style:style style:name="P106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7" style:family="paragraph" style:parent-style-name="Preformatted_20_Text">
      <style:text-properties style:font-name="Liberation Serif" fo:font-size="12pt" fo:font-weight="bold" officeooo:rsid="00ed8ce8" officeooo:paragraph-rsid="00ed8ce8" style:font-size-asian="12pt" style:font-weight-asian="bold" style:font-size-complex="12pt" style:font-weight-complex="bold"/>
    </style:style>
    <style:style style:name="P108" style:family="paragraph" style:parent-style-name="Table_20_Contents" style:list-style-name="L2">
      <style:text-properties fo:font-weight="bold" officeooo:paragraph-rsid="001d0653" style:font-weight-asian="bold" style:font-weight-complex="bold"/>
    </style:style>
    <style:style style:name="P109" style:family="paragraph" style:parent-style-name="Table_20_Contents" style:list-style-name="L9">
      <style:text-properties fo:font-weight="bold" style:font-weight-asian="bold" style:font-weight-complex="bold"/>
    </style:style>
    <style:style style:name="P110" style:family="paragraph" style:parent-style-name="Table_20_Contents" style:list-style-name="L3">
      <style:text-properties officeooo:paragraph-rsid="001eb3ce"/>
    </style:style>
    <style:style style:name="P111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2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3" style:family="paragraph" style:parent-style-name="Text_20_body" style:list-style-name="L1"/>
    <style:style style:name="P114" style:family="paragraph" style:parent-style-name="Text_20_body" style:list-style-name="L4">
      <style:text-properties officeooo:paragraph-rsid="00c26ea7"/>
    </style:style>
    <style:style style:name="P115" style:family="paragraph" style:parent-style-name="Text_20_body" style:list-style-name="L5"/>
    <style:style style:name="P116" style:family="paragraph" style:parent-style-name="Text_20_body" style:list-style-name="L6"/>
    <style:style style:name="P117" style:family="paragraph" style:parent-style-name="Text_20_body" style:list-style-name="L7">
      <style:text-properties fo:font-weight="bold" officeooo:paragraph-rsid="00656231" style:font-weight-asian="bold" style:font-weight-complex="bold"/>
    </style:style>
    <style:style style:name="P118" style:family="paragraph" style:parent-style-name="Text_20_body" style:list-style-name="L8">
      <style:text-properties officeooo:paragraph-rsid="00656231"/>
    </style:style>
    <style:style style:name="P119" style:family="paragraph" style:parent-style-name="Text_20_body" style:list-style-name="L10">
      <style:text-properties officeooo:paragraph-rsid="0117ad88"/>
    </style:style>
    <style:style style:name="P120" style:family="paragraph" style:parent-style-name="Text_20_body" style:list-style-name="L1">
      <style:paragraph-properties fo:margin-top="0cm" fo:margin-bottom="0cm" style:contextual-spacing="false"/>
    </style:style>
    <style:style style:name="P121" style:family="paragraph" style:parent-style-name="Text_20_body" style:list-style-name="L4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22" style:family="paragraph" style:parent-style-name="Text_20_body" style:list-style-name="L7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23" style:family="paragraph" style:parent-style-name="Text_20_body" style:list-style-name="L4">
      <style:paragraph-properties fo:margin-top="0cm" fo:margin-bottom="0cm" style:contextual-spacing="false"/>
    </style:style>
    <style:style style:name="P124" style:family="paragraph" style:parent-style-name="Text_20_body" style:list-style-name="L4">
      <style:paragraph-properties fo:margin-top="0cm" fo:margin-bottom="0cm" style:contextual-spacing="false"/>
      <style:text-properties officeooo:paragraph-rsid="00c26ea7"/>
    </style:style>
    <style:style style:name="P125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language="en" fo:country="US" fo:font-weight="bold" officeooo:rsid="06d383fc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language="en" fo:country="US" fo:font-weight="bold" officeooo:rsid="001e5f5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fo:language="en" fo:country="US" fo:font-weight="bold" style:font-size-asian="12pt" style:font-size-complex="12pt"/>
    </style:style>
    <style:style style:name="T5" style:family="text">
      <style:text-properties style:font-name="Liberation Serif" fo:font-size="12pt" fo:language="en" fo:country="US" style:font-size-asian="12pt" style:font-size-complex="12pt"/>
    </style:style>
    <style:style style:name="T6" style:family="text">
      <style:text-properties style:font-name="Liberation Serif" fo:font-size="12pt" fo:language="en" fo:country="US" officeooo:rsid="001e5f5d" style:font-size-asian="12pt" style:font-size-complex="12pt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bold" officeooo:rsid="00e22194" style:font-weight-asian="bold" style:font-weight-complex="bold"/>
    </style:style>
    <style:style style:name="T10" style:family="text">
      <style:text-properties officeooo:rsid="085e9e95"/>
    </style:style>
    <style:style style:name="T11" style:family="text">
      <style:text-properties officeooo:rsid="009ccf87"/>
    </style:style>
    <style:style style:name="T12" style:family="text">
      <style:text-properties fo:language="en" fo:country="US" fo:font-weight="bold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7d0bbc1" style:font-weight-asian="bold" style:font-weight-complex="bold"/>
    </style:style>
    <style:style style:name="T15" style:family="text">
      <style:text-properties fo:language="en" fo:country="US" fo:font-weight="bold" officeooo:rsid="088520b8" style:font-weight-asian="bold" style:font-weight-complex="bold"/>
    </style:style>
    <style:style style:name="T16" style:family="text">
      <style:text-properties fo:language="en" fo:country="US" fo:font-weight="bold" officeooo:rsid="06e55c0b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2befdb2"/>
    </style:style>
    <style:style style:name="T19" style:family="text">
      <style:text-properties officeooo:rsid="0198a170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b3ce" style:font-weight-asian="bold" style:font-weight-complex="bold"/>
    </style:style>
    <style:style style:name="T23" style:family="text">
      <style:text-properties fo:font-weight="bold" officeooo:rsid="0038d074" style:font-weight-asian="bold" style:font-weight-complex="bold"/>
    </style:style>
    <style:style style:name="T24" style:family="text">
      <style:text-properties fo:font-weight="bold" officeooo:rsid="007bd8c5" style:font-weight-asian="bold" style:font-weight-complex="bold"/>
    </style:style>
    <style:style style:name="T25" style:family="text">
      <style:text-properties fo:font-weight="bold" officeooo:rsid="007c8b3a" style:font-weight-asian="bold" style:font-weight-complex="bold"/>
    </style:style>
    <style:style style:name="T26" style:family="text">
      <style:text-properties fo:font-weight="bold" officeooo:rsid="007f8461" style:font-weight-asian="bold" style:font-weight-complex="bold"/>
    </style:style>
    <style:style style:name="T27" style:family="text">
      <style:text-properties fo:font-weight="bold" officeooo:rsid="0086c323" style:font-weight-asian="bold" style:font-weight-complex="bold"/>
    </style:style>
    <style:style style:name="T28" style:family="text">
      <style:text-properties fo:font-weight="bold" officeooo:rsid="00a1571e" style:font-weight-asian="bold" style:font-weight-complex="bold"/>
    </style:style>
    <style:style style:name="T29" style:family="text">
      <style:text-properties fo:font-weight="bold" officeooo:rsid="00b3e054" style:font-weight-asian="bold" style:font-weight-complex="bold"/>
    </style:style>
    <style:style style:name="T30" style:family="text">
      <style:text-properties fo:font-weight="bold" officeooo:rsid="0115dfe2" style:font-weight-asian="bold" style:font-weight-complex="bold"/>
    </style:style>
    <style:style style:name="T31" style:family="text">
      <style:text-properties fo:font-weight="bold" officeooo:rsid="0120b9f7" style:font-weight-asian="bold" style:font-weight-complex="bold"/>
    </style:style>
    <style:style style:name="T32" style:family="text">
      <style:text-properties fo:font-weight="bold" officeooo:rsid="0065623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eb3ce" style:font-weight-asian="normal" style:font-weight-complex="normal"/>
    </style:style>
    <style:style style:name="T35" style:family="text">
      <style:text-properties fo:font-weight="normal" officeooo:rsid="007b031f" style:font-weight-asian="normal" style:font-weight-complex="normal"/>
    </style:style>
    <style:style style:name="T36" style:family="text">
      <style:text-properties fo:font-weight="normal" officeooo:rsid="0086c323" style:font-weight-asian="normal" style:font-weight-complex="normal"/>
    </style:style>
    <style:style style:name="T37" style:family="text">
      <style:text-properties fo:font-weight="normal" officeooo:rsid="00d1cace" style:font-weight-asian="normal" style:font-weight-complex="normal"/>
    </style:style>
    <style:style style:name="T38" style:family="text">
      <style:text-properties fo:font-weight="normal" officeooo:rsid="00f36ea8" style:font-weight-asian="normal" style:font-weight-complex="normal"/>
    </style:style>
    <style:style style:name="T39" style:family="text">
      <style:text-properties officeooo:rsid="07d7c75c"/>
    </style:style>
    <style:style style:name="T40" style:family="text">
      <style:text-properties officeooo:rsid="061c2919"/>
    </style:style>
    <style:style style:name="T41" style:family="text">
      <style:text-properties officeooo:rsid="01a0b5ab"/>
    </style:style>
    <style:style style:name="T42" style:family="text">
      <style:text-properties officeooo:rsid="019f26e1"/>
    </style:style>
    <style:style style:name="T43" style:family="text">
      <style:text-properties officeooo:rsid="002d4cf0"/>
    </style:style>
    <style:style style:name="T44" style:family="text">
      <style:text-properties officeooo:rsid="002f4af5"/>
    </style:style>
    <style:style style:name="T45" style:family="text">
      <style:text-properties officeooo:rsid="001cd725"/>
    </style:style>
    <style:style style:name="T46" style:family="text">
      <style:text-properties fo:font-style="italic"/>
    </style:style>
    <style:style style:name="T47" style:family="text">
      <style:text-properties officeooo:rsid="0038d074"/>
    </style:style>
    <style:style style:name="T48" style:family="text">
      <style:text-properties officeooo:rsid="003bc806"/>
    </style:style>
    <style:style style:name="T49" style:family="text">
      <style:text-properties officeooo:rsid="00565e74"/>
    </style:style>
    <style:style style:name="T50" style:family="text">
      <style:text-properties officeooo:rsid="007bd8c5"/>
    </style:style>
    <style:style style:name="T51" style:family="text">
      <style:text-properties officeooo:rsid="007c8b3a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81ba6a"/>
    </style:style>
    <style:style style:name="T54" style:family="text">
      <style:text-properties officeooo:rsid="0089fe65"/>
    </style:style>
    <style:style style:name="T55" style:family="text">
      <style:text-properties officeooo:rsid="008bd390"/>
    </style:style>
    <style:style style:name="T56" style:family="text">
      <style:text-properties officeooo:rsid="008e257b"/>
    </style:style>
    <style:style style:name="T57" style:family="text">
      <style:text-properties officeooo:rsid="009aea5f"/>
    </style:style>
    <style:style style:name="T58" style:family="text">
      <style:text-properties officeooo:rsid="00a1571e"/>
    </style:style>
    <style:style style:name="T59" style:family="text">
      <style:text-properties officeooo:rsid="00a3e6b5"/>
    </style:style>
    <style:style style:name="T60" style:family="text">
      <style:text-properties officeooo:rsid="00b3e054"/>
    </style:style>
    <style:style style:name="T61" style:family="text">
      <style:text-properties officeooo:rsid="00ce7255"/>
    </style:style>
    <style:style style:name="T62" style:family="text">
      <style:text-properties officeooo:rsid="00d85cce"/>
    </style:style>
    <style:style style:name="T63" style:family="text">
      <style:text-properties officeooo:rsid="00de2877"/>
    </style:style>
    <style:style style:name="T64" style:family="text">
      <style:text-properties officeooo:rsid="00eaa74d"/>
    </style:style>
    <style:style style:name="T65" style:family="text">
      <style:text-properties officeooo:rsid="00ed8ce8"/>
    </style:style>
    <style:style style:name="T66" style:family="text">
      <style:text-properties officeooo:rsid="0100ef18"/>
    </style:style>
    <style:style style:name="T67" style:family="text">
      <style:text-properties officeooo:rsid="0103422e"/>
    </style:style>
    <style:style style:name="T68" style:family="text">
      <style:text-properties officeooo:rsid="010844ae"/>
    </style:style>
    <style:style style:name="T69" style:family="text">
      <style:text-properties officeooo:rsid="010b1e72"/>
    </style:style>
    <style:style style:name="T70" style:family="text">
      <style:text-properties officeooo:rsid="01144edb"/>
    </style:style>
    <style:style style:name="T71" style:family="text">
      <style:text-properties officeooo:rsid="0115dfe2"/>
    </style:style>
    <style:style style:name="T72" style:family="text">
      <style:text-properties officeooo:rsid="011c081f"/>
    </style:style>
    <style:style style:name="T73" style:family="text">
      <style:text-properties officeooo:rsid="0125ac4b"/>
    </style:style>
    <style:style style:name="T74" style:family="text">
      <style:text-properties officeooo:rsid="0120b9f7"/>
    </style:style>
    <style:style style:name="T75" style:family="text">
      <style:text-properties officeooo:rsid="01285a88"/>
    </style:style>
    <style:style style:name="T76" style:family="text">
      <style:text-properties officeooo:rsid="0129a651"/>
    </style:style>
    <style:style style:name="T77" style:family="text">
      <style:text-properties officeooo:rsid="012c0dcf"/>
    </style:style>
    <style:style style:name="T78" style:family="text">
      <style:text-properties officeooo:rsid="012d4d34"/>
    </style:style>
    <style:style style:name="T79" style:family="text">
      <style:text-properties officeooo:rsid="01364b59"/>
    </style:style>
    <style:style style:name="T80" style:family="text">
      <style:text-properties officeooo:rsid="00371e2f"/>
    </style:style>
    <style:style style:name="T81" style:family="text">
      <style:text-properties officeooo:rsid="0263684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1"><text:span text:style-name="T1">Python</text:span><text:span text:style-name="T5">/C</text:span><text:span text:style-name="T6">4</text:span><text:span text:style-name="T5">/</text:span><text:span text:style-name="T6">Testing-and-debugging</text:span><text:span text:style-name="T5">/English</text:span></text:h>
      <text:p text:style-name="P40"/>
      <text:section text:style-name="Sect1" text:name="bodyContent">
        <text:p text:style-name="P42"/>
        <text:section text:style-name="Sect1" text:name="contentSub">
          <text:p text:style-name="P42"><text:s/></text:p>
        </text:section>
      </text:section>
      <text:p text:style-name="P44"><text:span text:style-name="T4">Title of script</text:span><text:span text:style-name="T5">: </text:span><text:span text:style-name="T2"><text:s/></text:span><text:span text:style-name="T3">Testing and debugging</text:span></text:p>
      <text:p text:style-name="P41">Author: <text:span text:style-name="T10">Puneeth, </text:span><text:s/><text:span text:style-name="T11">Thirumalesh H S</text:span></text:p>
      <text:p text:style-name="P42"><text:span text:style-name="T12">Keywords: </text:span><text:span text:style-name="T13">Python</text:span><text:span text:style-name="T12">, </text:span><text:span text:style-name="T13">Ipython, </text:span><text:span text:style-name="T14">scripts, import, </text:span><text:span text:style-name="T15">module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Visual Cue</text:p>
          </table:table-cell>
          <table:table-cell table:style-name="Table1.A1" office:value-type="string">
            <text:p text:style-name="P68">Narration</text:p>
          </table:table-cell>
        </table:table-row>
        <table:table-row>
          <table:table-cell table:style-name="Table1.A1" office:value-type="string">
            <text:p text:style-name="P71">Show Slide </text:p>
            <text:p text:style-name="P71">containing title, name of the production team along with the logo of MHRD </text:p>
          </table:table-cell>
          <table:table-cell table:style-name="Table1.A1" office:value-type="string">
            <text:p text:style-name="P84"><text:span text:style-name="T17">Hello Friends. Welcome to the tutorial on "</text:span><text:span text:style-name="T2"> </text:span><text:span text:style-name="T3">Testing and debugging</text:span><text:span text:style-name="T16"> </text:span><text:span text:style-name="T17">". </text:span></text:p>
          </table:table-cell>
        </table:table-row>
        <table:table-row>
          <table:table-cell table:style-name="Table1.A1" office:value-type="string">
            <text:p text:style-name="P71">Show Slide </text:p>
            <text:p text:style-name="P71"><text:span text:style-name="T18">O</text:span>bjectives </text:p>
            <text:p text:style-name="P71"/>
          </table:table-cell>
          <table:table-cell table:style-name="Table1.A1" office:value-type="string">
            <text:p text:style-name="P2">At the end of the tutorial, you will be able to, </text:p>
            <text:list xml:id="list6521787638660063700" text:style-name="L1">
              <text:list-item>
                <text:p text:style-name="P120">Understand <text:s/>what is <text:span text:style-name="T21">software</text:span> <text:span text:style-name="T21">testing</text:span>. </text:p>
              </text:list-item>
              <text:list-item>
                <text:p text:style-name="P120">Test simple <text:span text:style-name="T21">functions</text:span> for their <text:span text:style-name="T21">functionality</text:span>. </text:p>
              </text:list-item>
              <text:list-item>
                <text:p text:style-name="P120"><text:span text:style-name="T21">Automate</text:span> <text:span text:style-name="T21">tests</text:span>. </text:p>
              </text:list-item>
              <text:list-item>
                <text:p text:style-name="P120">Understand <text:s/>the need for <text:span text:style-name="T21">coding</text:span> <text:span text:style-name="T21">style</text:span> </text:p>
              </text:list-item>
              <text:list-item>
                <text:p text:style-name="P120">Learn some of the <text:span text:style-name="T21">standards</text:span> followed by the <text:span text:style-name="T21">Python</text:span> <text:span text:style-name="T21">Community</text:span>. </text:p>
              </text:list-item>
              <text:list-item>
                <text:p text:style-name="P113"><text:span text:style-name="T21">Handle</text:span> <text:span text:style-name="T21">Errors</text:span> and <text:span text:style-name="T21">Exceptions</text:span>. </text:p>
              </text:list-item>
            </text:list>
          </table:table-cell>
        </table:table-row>
        <table:table-row>
          <table:table-cell table:style-name="Table1.A4" office:value-type="string">
            <text:p text:style-name="P71">Show Slide </text:p>
            <text:p text:style-name="P71">System <text:span text:style-name="T39">Specifications</text:span> </text:p>
          </table:table-cell>
          <table:table-cell table:style-name="Table1.A4" office:value-type="string">
            <text:p text:style-name="P71">To record this tutorial, I am using </text:p>
            <text:list xml:id="list218630400109242798" text:style-name="L2">
              <text:list-item>
                <text:p text:style-name="P108">Ubuntu Linux 14.04 operating system</text:p>
              </text:list-item>
              <text:list-item>
                <text:p text:style-name="P108">Python 2.7.6</text:p>
              </text:list-item>
              <text:list-item>
                <text:p text:style-name="P108">IPython <text:span text:style-name="T40">4</text:span>.0.0</text:p>
              </text:list-item>
            </text:list>
          </table:table-cell>
        </table:table-row>
        <table:table-row>
          <table:table-cell table:style-name="Table1.A4" office:value-type="string">
            <text:p text:style-name="P71">Show Slide </text:p>
            <text:p text:style-name="P71">Pre-requisite <text:s/></text:p>
          </table:table-cell>
          <table:table-cell table:style-name="Table1.A4" office:value-type="string">
            <text:p text:style-name="P71">To <text:span text:style-name="T41">practise</text:span> this tutorial, <text:span text:style-name="T42">you </text:span>should know how to </text:p>
            <text:list xml:id="list1654289200127066026" text:style-name="L3">
              <text:list-item>
                <text:p text:style-name="P110"><text:span text:style-name="T34">use</text:span><text:span text:style-name="T22"> functions.</text:span></text:p>
              </text:list-item>
            </text:list>
            <text:p text:style-name="P71">If not, <text:span text:style-name="T19">see the pre-requisite</text:span> <text:span text:style-name="T21">Python</text:span> tutorials <text:span text:style-name="T19">on </text:span>this website.</text:p>
          </table:table-cell>
        </table:table-row>
        <table:table-row>
          <table:table-cell table:style-name="Table1.A4" office:value-type="string">
            <text:p text:style-name="P85">Show Slide</text:p>
            <text:p text:style-name="P85">What is <text:span text:style-name="T21">Software</text:span> <text:span text:style-name="T21">testing</text:span>?</text:p>
          </table:table-cell>
          <table:table-cell table:style-name="Table1.A4" office:value-type="string">
            <text:p text:style-name="P86"><text:span text:style-name="T21">Software</text:span> <text:span text:style-name="T21">testing</text:span> is an activity aimed at evaluating a <text:span text:style-name="T21">program,</text:span></text:p>
            <text:p text:style-name="P70"/>
            <text:p text:style-name="P86">and determining that it meets its required results. 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87">Lets first write a simple <text:span text:style-name="T21">function</text:span> to calculate <text:span text:style-name="T21">gcd</text:span> of two numbers. </text:p>
          </table:table-cell>
        </table:table-row>
        <table:table-row>
          <table:table-cell table:style-name="Table1.A4" office:value-type="string">
            <text:p text:style-name="P11">Show Slide</text:p>
            <text:p text:style-name="Text_20_body">gcd function </text:p>
            <text:p text:style-name="P46"><text:span text:style-name="T20">def gcd(a, b):<text:line-break/> <text:s text:c="5"/>if b == 0:</text:span> <text:line-break/><text:soft-page-break/><text:span text:style-name="T21"> <text:s text:c="11"/>return a</text:span> <text:line-break/><text:span text:style-name="T21">return gcd(b, a%b) </text:span></text:p>
          </table:table-cell>
          <table:table-cell table:style-name="Table1.A4" office:value-type="string">
            <text:p text:style-name="P103"><text:span text:style-name="T74">Create </text:span><text:span text:style-name="T26">find_</text:span><text:span text:style-name="T31">gcd.py </text:span><text:span text:style-name="T74">file</text:span> <text:span text:style-name="T47">in the current working </text:span><text:span text:style-name="T23">directory</text:span><text:span text:style-name="T47">. Type the following </text:span><text:span text:style-name="T23">commands</text:span></text:p>
          </table:table-cell>
        </table:table-row>
        <table:table-row>
          <table:table-cell table:style-name="Table1.A4" office:value-type="string">
            <text:p text:style-name="P71"/>
          </table:table-cell>
          <table:table-cell table:style-name="Table1.A4" office:value-type="string">
            <text:p text:style-name="P12"><text:span text:style-name="T47">Let us</text:span> check <text:span text:style-name="T47">our</text:span> <text:span text:style-name="T21">function</text:span> successfully gives us gcd of two whole numbers. </text:p>
            <text:p text:style-name="P12"/>
            <text:p text:style-name="P12"><text:span text:style-name="T48">W</text:span>e need a set of <text:span text:style-name="T21">inputs</text:span>. <text:span text:style-name="T49">And </text:span>the exact <text:span text:style-name="T21">outputs</text:span> that are expected for those <text:span text:style-name="T21">input</text:span> <text:span text:style-name="T21">test</text:span> <text:span text:style-name="T21">cases</text:span>. </text:p>
            <text:p text:style-name="P12"/>
            <text:p text:style-name="P47">Let our test case be 48 and 64 as <text:span text:style-name="T46">a </text:span>and <text:span text:style-name="T46">b</text:span> respectively.</text:p>
            <text:p text:style-name="P47">For this test case we know that the GCD is 16. </text:p>
            <text:p text:style-name="P47">So that is the expected <text:span text:style-name="T21">output</text:span>. </text:p>
          </table:table-cell>
        </table:table-row>
        <table:table-row table:style-name="Table1.10">
          <table:table-cell table:style-name="Table1.A10" office:value-type="string">
            <text:p text:style-name="P30"><text:span text:style-name="T21"><text:s/></text:span><text:span text:style-name="T27">Open </text:span><text:span text:style-name="T36">the</text:span><text:span text:style-name="T27"> file test_gcd.py</text:span></text:p>
          </table:table-cell>
          <table:table-cell table:style-name="Table1.A10" office:value-type="string">
            <text:p text:style-name="P88"><text:span text:style-name="T21">Open </text:span>the<text:span text:style-name="T21"> file test_gcd.py</text:span></text:p>
          </table:table-cell>
        </table:table-row>
        <table:table-row>
          <table:table-cell table:style-name="Table1.A1" office:value-type="string">
            <text:p text:style-name="P89">[I<text:span text:style-name="T55">P</text:span>ython <text:span text:style-name="T54">Terminal</text:span>]</text:p>
            <text:p text:style-name="P90"/>
            <text:p text:style-name="P67">python <text:span text:style-name="T56">test</text:span><text:span text:style-name="T53">_</text:span><text:span text:style-name="T52">gcd.py</text:span></text:p>
            <text:p text:style-name="Table_20_Contents"><text:s/></text:p>
          </table:table-cell>
          <table:table-cell table:style-name="Table1.A1" office:value-type="string">
            <text:p text:style-name="P78">Let us now run the <text:span text:style-name="T21">script</text:span> and <text:span text:style-name="T21">test</text:span> our <text:span text:style-name="T21">code</text:span>.</text:p>
            <text:p text:style-name="P79"/>
            <text:p text:style-name="P79">Type </text:p>
            <text:p text:style-name="P80">python <text:span text:style-name="T56">test_</text:span>gcd.py</text:p>
            <text:p text:style-name="P80"/>
            <text:p text:style-name="P81"><text:span text:style-name="T33">We get the </text:span>output<text:span text:style-name="T33"> as '</text:span><text:span text:style-name="T35">'</text:span>Test<text:span text:style-name="T33"> </text:span>Passed<text:span text:style-name="T33">' which means our </text:span>code<text:span text:style-name="T33"> is correct.</text:span> </text:p>
          </table:table-cell>
        </table:table-row>
        <table:table-row>
          <table:table-cell table:style-name="Table1.A10" office:value-type="string">
            <text:p text:style-name="P2"/>
          </table:table-cell>
          <table:table-cell table:style-name="Table1.A10" office:value-type="string">
            <text:p text:style-name="P52">But there can be a number of <text:span text:style-name="T57">cases</text:span> where the <text:span text:style-name="T21">gcd</text:span> <text:span text:style-name="T21">function</text:span> might break. </text:p>
          </table:table-cell>
        </table:table-row>
        <table:table-row table:style-name="Table1.13">
          <table:table-cell table:style-name="Table1.A4" office:value-type="string">
            <text:p text:style-name="P71"/>
          </table:table-cell>
          <table:table-cell table:style-name="Table1.A4" office:value-type="string">
            <text:p text:style-name="P38">So to check where our code is breaking we run many tests.</text:p>
            <text:p text:style-name="P15"/>
            <text:p text:style-name="P38">This is where the concept of automating tests comes in.</text:p>
            <text:p text:style-name="P95"/>
            <text:p text:style-name="P39">Let us first try and automate tests on the <text:span text:style-name="T21">gcd</text:span> <text:span text:style-name="T21">function</text:span></text:p>
            <text:p text:style-name="P95"><text:s/></text:p>
            <text:p text:style-name="P95">For this we will write a file with test cases and call the function for all of them. </text:p>
          </table:table-cell>
        </table:table-row>
        <table:table-row table:style-name="Table1.13">
          <table:table-cell table:style-name="Table1.A4" office:value-type="string">
            <text:p text:style-name="P37">Open <text:s/><text:span text:style-name="T21">testcases.txt</text:span></text:p>
            <text:p text:style-name="Text_20_body">12 <text:s/>28 <text:s/>4 </text:p>
            <text:p text:style-name="Text_20_body">18 <text:s/>36 <text:s/>18 </text:p>
            <text:p text:style-name="Text_20_body">4678 <text:s/>39763 <text:s/>2339 <text:s/></text:p>
          </table:table-cell>
          <table:table-cell table:style-name="Table1.A4" office:value-type="string">
            <text:p text:style-name="P53">The structure of the file will <text:span text:style-name="T51">have</text:span> two <text:span text:style-name="T25">input</text:span> <text:span text:style-name="T21">parameters</text:span>.</text:p>
            <text:p text:style-name="P53"><text:span text:style-name="T50">T</text:span>he <text:span text:style-name="T50">third </text:span><text:span text:style-name="T24">paramater</text:span><text:span text:style-name="T50"> is the</text:span> <text:span text:style-name="T21">output</text:span> <text:span text:style-name="T21">result</text:span>.</text:p>
          </table:table-cell>
        </table:table-row>
        <table:table-row table:style-name="Table1.13">
          <table:table-cell table:style-name="Table1.A4" office:value-type="string">
            <text:p text:style-name="P71">Open the file <text:span text:style-name="T21">testcases.txt</text:span> and show </text:p>
          </table:table-cell>
          <table:table-cell table:style-name="Table1.A4" office:value-type="string">
            <text:p text:style-name="P74">We have separated the elements by a space. </text:p>
          </table:table-cell>
        </table:table-row>
        <table:table-row table:style-name="Table1.13">
          <table:table-cell table:style-name="Table1.A4" office:value-type="string">
            <text:p text:style-name="P31">[Ip<text:span text:style-name="T58">ython Terminal</text:span>]</text:p>
            <text:p text:style-name="P31"/>
            <text:p text:style-name="P32">Open <text:span text:style-name="T21">automate_test_gcd.py</text:span></text:p>
            <text:p text:style-name="P4"><text:soft-page-break/></text:p>
            <text:p text:style-name="P4">python automate_test_gcd.py</text:p>
          </table:table-cell>
          <table:table-cell table:style-name="Table1.A4" office:value-type="string">
            <text:p text:style-name="P75">Open the <text:span text:style-name="T21">file </text:span><text:span text:style-name="T28">automate_test_gcd.py</text:span></text:p>
            <text:p text:style-name="P83"/>
            <text:p text:style-name="P75">In the <text:span text:style-name="T21">terminal, </text:span>type</text:p>
            <text:p text:style-name="P13"><text:soft-page-break/>python automate_test_gcd.py</text:p>
          </table:table-cell>
        </table:table-row>
        <table:table-row table:style-name="Table1.13">
          <table:table-cell table:style-name="Table1.A4" office:value-type="string">
            <text:p text:style-name="P68"/>
          </table:table-cell>
          <table:table-cell table:style-name="Table1.A4" office:value-type="string">
            <text:p text:style-name="P11">Pause the video here, try out the following exercise and resume the video. </text:p>
          </table:table-cell>
        </table:table-row>
        <table:table-row table:style-name="Table1.13">
          <table:table-cell table:style-name="Table1.A4" office:value-type="string">
            <text:p text:style-name="P3"><text:span text:style-name="T33">Show Slide</text:span> </text:p>
            <text:p text:style-name="Text_20_body">Assignment <text:span text:style-name="T59">1</text:span> </text:p>
            <text:p text:style-name="P69"/>
          </table:table-cell>
          <table:table-cell table:style-name="Table1.A4" office:value-type="string">
            <text:p text:style-name="P71">For the same inputs as <text:span text:style-name="T21">gcd</text:span> write <text:span text:style-name="T21">automated</text:span> <text:span text:style-name="T21">tests</text:span> for <text:span text:style-name="T21">LCM</text:span>. </text:p>
            <text:p text:style-name="P71"/>
            <text:p text:style-name="P72">Use the data from the file <text:span text:style-name="T21">lcmtestcases.txt</text:span></text:p>
          </table:table-cell>
        </table:table-row>
        <table:table-row table:style-name="Table1.13">
          <table:table-cell table:style-name="Table1.A4" office:value-type="string">
            <text:p text:style-name="P28">[IPython Terminal]</text:p>
            <text:p text:style-name="P28"/>
            <text:p text:style-name="P29">Open <text:span text:style-name="T21">find_lcm.py </text:span>and show.</text:p>
            <text:p text:style-name="P29"/>
            <text:p text:style-name="P10">python find_lcm.py</text:p>
          </table:table-cell>
          <table:table-cell table:style-name="Table1.A4" office:value-type="string">
            <text:p text:style-name="P102">Solution is</text:p>
          </table:table-cell>
        </table:table-row>
        <table:table-row table:style-name="Table1.13">
          <table:table-cell table:style-name="Table1.A4" office:value-type="string">
            <text:p text:style-name="P96">Show Slide</text:p>
            <text:p text:style-name="P96">Coding Style</text:p>
          </table:table-cell>
          <table:table-cell table:style-name="Table1.A4" office:value-type="string">
            <text:p text:style-name="P54"><text:span text:style-name="T60">A</text:span> good <text:span text:style-name="T21">program</text:span> <text:s/><text:span text:style-name="T60">should be</text:span> <text:span text:style-name="T21">readab</text:span><text:span text:style-name="T29">le</text:span></text:p>
            <text:p text:style-name="P54"><text:span text:style-name="T21">Code</text:span> is read more often than it is written. </text:p>
            <text:p text:style-name="P54">This is because, that way, other people can learn from it and extend and improve it. </text:p>
          </table:table-cell>
        </table:table-row>
        <table:table-row table:style-name="Table1.13">
          <table:table-cell table:style-name="Table1.A4" office:value-type="string">
            <text:p text:style-name="P17">Show Slide</text:p>
            <text:p text:style-name="Text_20_body">Meaning full names </text:p>
            <text:p text:style-name="P68"/>
          </table:table-cell>
          <table:table-cell table:style-name="Table1.A4" office:value-type="string">
            <text:p text:style-name="P33">We choose a name so that it becomes easier to understand it's usage. </text:p>
            <text:p text:style-name="P33"/>
            <text:p text:style-name="P33">Lets look at this with an example </text:p>
            <text:p text:style-name="P48">mass = 10<text:line-break/>acceleration = 2<text:line-break/>force = mass * acceleration</text:p>
            <text:p text:style-name="P56">As we can see in the example,</text:p>
            <text:p text:style-name="P56">it is very easy to <text:span text:style-name="T75">understand</text:span> what the <text:span text:style-name="T21">code</text:span> is doing. </text:p>
            <text:p text:style-name="Text_20_body">Proper naming helps so much in understanding the <text:span text:style-name="T21">code</text:span>. </text:p>
          </table:table-cell>
        </table:table-row>
        <table:table-row table:style-name="Table1.13">
          <table:table-cell table:style-name="Table1.A4" office:value-type="string">
            <text:p text:style-name="P11">Show Slide</text:p>
            <text:p text:style-name="Text_20_body">Code style <text:s/></text:p>
            <text:p text:style-name="P71"/>
          </table:table-cell>
          <table:table-cell table:style-name="Table1.A4" office:value-type="string">
            <text:p text:style-name="P11">Also one should keep in mind the following things while writing a code. </text:p>
            <text:list xml:id="list8885770040051702537" text:style-name="L4">
              <text:list-item>
                <text:p text:style-name="P121">Four Space Indentation </text:p>
              </text:list-item>
              <text:list-item>
                <text:p text:style-name="P123">79 characters <text:span text:style-name="T76">limit on </text:span>a line</text:p>
              </text:list-item>
              <text:list-item>
                <text:p text:style-name="P123"><text:span text:style-name="T21">Functions</text:span> and <text:span text:style-name="T21">methods</text:span> should be separated with two <text:span text:style-name="T21">blank</text:span> <text:span text:style-name="T21">lines</text:span>. </text:p>
              </text:list-item>
            </text:list>
          </table:table-cell>
        </table:table-row>
        <table:table-row table:style-name="Table1.13">
          <table:table-cell table:style-name="Table1.A4" office:value-type="string">
            <text:p text:style-name="P34">Show Slide</text:p>
            <text:p text:style-name="P51">Code style points </text:p>
          </table:table-cell>
          <table:table-cell table:style-name="Table1.A4" office:value-type="string">
            <text:list xml:id="list153038188135550" text:continue-numbering="true" text:style-name="L4">
              <text:list-item>
                <text:p text:style-name="P124">Use <text:span text:style-name="T21">Docstring</text:span> to explain units of <text:span text:style-name="T21">code</text:span> performing specific task</text:p>
              </text:list-item>
              <text:list-item>
                <text:p text:style-name="P114"><text:span text:style-name="T73">Use</text:span> <text:span text:style-name="T21">whitespace</text:span> around <text:span text:style-name="T21">operators</text:span> and after punctuation. </text:p>
              </text:list-item>
            </text:list>
          </table:table-cell>
        </table:table-row>
        <text:soft-page-break/>
        <table:table-row table:style-name="Table1.13"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78">Now let us move on to handling errors and exceptions. Lets try out the following piece of code </text:p>
          </table:table-cell>
        </table:table-row>
        <table:table-row table:style-name="Table1.13">
          <table:table-cell table:style-name="Table1.A4" office:value-type="string">
            <text:p text:style-name="P91">[I<text:span text:style-name="T61">Python Terminal</text:span>]</text:p>
            <text:p text:style-name="P91"/>
            <text:p text:style-name="P68">1 / 0 </text:p>
          </table:table-cell>
          <table:table-cell table:style-name="Table1.A4" office:value-type="string">
            <text:p text:style-name="P6"><text:span text:style-name="T33">Type </text:span>1 / 0</text:p>
            <text:p text:style-name="P5"/>
            <text:p text:style-name="P7"><text:span text:style-name="T33">Although this expression follows the </text:span>programming<text:span text:style-name="T33"> </text:span>language<text:span text:style-name="T33"> </text:span>rules<text:span text:style-name="T33">,</text:span></text:p>
            <text:p text:style-name="P24"/>
            <text:p text:style-name="P8"><text:span text:style-name="T37">I</text:span><text:span text:style-name="T33">t is not possible to express the solution of this </text:span>expression<text:span text:style-name="T33">. </text:span></text:p>
            <text:p text:style-name="P25"/>
            <text:p text:style-name="P8"><text:span text:style-name="T33">Thus </text:span>python<text:span text:style-name="T33"> throws an </text:span>exception<text:span text:style-name="T33"> called </text:span><text:span text:style-name="Teletype">ZeroDivisionError</text:span></text:p>
          </table:table-cell>
        </table:table-row>
        <table:table-row table:style-name="Table1.13"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35"><text:span text:style-name="T21">Exception</text:span> is special kind of failure reported by the <text:span text:style-name="T21">programming</text:span> <text:span text:style-name="T21">language</text:span>. </text:p>
            <text:p text:style-name="P35"/>
            <text:p text:style-name="P55">Lets see why and how we can use <text:span text:style-name="T21">Exception</text:span> in our <text:span text:style-name="T21">programs</text:span>. </text:p>
          </table:table-cell>
        </table:table-row>
        <table:table-row table:style-name="Table1.13">
          <table:table-cell table:style-name="Table1.A4" office:value-type="string">
            <text:p text:style-name="P11">Open another terminal and type ipython </text:p>
            <text:p text:style-name="P105">ipython</text:p>
            <text:p text:style-name="P58">a = raw_input("Enter a <text:span text:style-name="T65">number</text:span>:")</text:p>
            <text:p text:style-name="P49">Enter ac</text:p>
            <text:p text:style-name="P58">num = int(a)</text:p>
          </table:table-cell>
          <table:table-cell table:style-name="Table1.A4" office:value-type="string">
            <text:p text:style-name="P36">Type </text:p>
            <text:p text:style-name="P59">a = raw_input("Enter a<text:span text:style-name="T62">n</text:span> <text:span text:style-name="T62">integer</text:span>:")</text:p>
            <text:p text:style-name="P50">Enter ac</text:p>
            <text:p text:style-name="P59">num = int(a)</text:p>
          </table:table-cell>
        </table:table-row>
        <table:table-row table:style-name="Table1.13">
          <table:table-cell table:style-name="Table1.A4" office:value-type="string">
            <text:p text:style-name="P71"/>
          </table:table-cell>
          <table:table-cell table:style-name="Table1.A4" office:value-type="string">
            <text:p text:style-name="P90">You will notice that when you run this <text:span text:style-name="T63">code</text:span>, it throws a '<text:span text:style-name="T21">ValueError</text:span>' <text:span text:style-name="T21">Exception</text:span>.</text:p>
          </table:table-cell>
        </table:table-row>
        <table:table-row table:style-name="Table1.13">
          <table:table-cell table:style-name="Table1.A4" office:value-type="string">
            <text:p text:style-name="P92">[I<text:span text:style-name="T61">Python Terminal</text:span>]</text:p>
          </table:table-cell>
          <table:table-cell table:style-name="Table1.A4" office:value-type="string">
            <text:p text:style-name="P71"><text:span text:style-name="Teletype"><text:span text:style-name="T7">So now we can '</text:span></text:span><text:span text:style-name="Teletype"><text:span text:style-name="T8">catch</text:span></text:span><text:span text:style-name="Teletype"><text:span text:style-name="T7">' <text:s/></text:span></text:span><text:span text:style-name="Teletype"><text:span text:style-name="T8">exception</text:span></text:span><text:span text:style-name="Teletype"><text:span text:style-name="T9">s</text:span></text:span><text:span text:style-name="Teletype"><text:span text:style-name="T7"> and write </text:span></text:span><text:span text:style-name="Teletype"><text:span text:style-name="T8">code</text:span></text:span><text:span text:style-name="Teletype"><text:span text:style-name="T7"> to </text:span></text:span><text:span text:style-name="Teletype"><text:span text:style-name="T8">handle</text:span></text:span><text:span text:style-name="Teletype"><text:span text:style-name="T7"> it. </text:span></text:span></text:p>
            <text:p text:style-name="P71"><text:span text:style-name="Teletype"><text:span text:style-name="T7"/></text:span></text:p>
            <text:p text:style-name="P98"><text:span text:style-name="Teletype"><text:span text:style-name="T7">For this we have </text:span></text:span><text:span text:style-name="Teletype"><text:span text:style-name="T8">try</text:span></text:span><text:span text:style-name="Teletype"><text:span text:style-name="T7"> and </text:span></text:span><text:span text:style-name="Teletype"><text:span text:style-name="T8">except</text:span></text:span><text:span text:style-name="Teletype"><text:span text:style-name="T7"> </text:span></text:span><text:span text:style-name="Teletype"><text:span text:style-name="T8">clause</text:span></text:span><text:span text:style-name="Teletype"><text:span text:style-name="T7"> in </text:span></text:span><text:span text:style-name="Teletype"><text:span text:style-name="T8">python</text:span></text:span><text:span text:style-name="Teletype"><text:span text:style-name="T7">.</text:span></text:span></text:p>
          </table:table-cell>
        </table:table-row>
        <table:table-row>
          <table:table-cell table:style-name="Table1.A4" office:value-type="string">
            <text:p text:style-name="P93">[I<text:span text:style-name="T61">Python Terminal</text:span>]</text:p>
            <text:p text:style-name="P11"/>
            <text:p text:style-name="P14">a = raw_input("Enter a<text:span text:style-name="T64">n</text:span> <text:span text:style-name="T64">integer</text:span>") <text:s/></text:p>
            <text:p text:style-name="P107">ac</text:p>
            <text:p text:style-name="P106">try:</text:p>
            <text:p text:style-name="P106"><text:s text:c="6"/>num = int(a)</text:p>
            <text:p text:style-name="P106"><text:s/>except:</text:p>
            <text:p text:style-name="P60"><text:s text:c="6"/>print "Wrong input.."</text:p>
          </table:table-cell>
          <table:table-cell table:style-name="Table1.A4" office:value-type="string">
            <text:p text:style-name="P97"><text:s/></text:p>
            <text:p text:style-name="P97"/>
            <text:p text:style-name="P97">Lets change our previous code slightly. </text:p>
          </table:table-cell>
        </table:table-row>
        <table:table-row>
          <table:table-cell table:style-name="Table1.A4" office:value-type="string">
            <text:p text:style-name="P94">[I<text:span text:style-name="T61">Python Terminal</text:span>]</text:p>
          </table:table-cell>
          <table:table-cell table:style-name="Table1.A4" office:value-type="string">
            <text:p text:style-name="P9"><text:span text:style-name="T33">In this piece of </text:span>code<text:span text:style-name="T33">, </text:span>python<text:span text:style-name="T33"> tries to </text:span>run<text:span text:style-name="T33"> the </text:span>code<text:span text:style-name="T33"> inside the </text:span><text:span text:style-name="Teletype">try</text:span><text:span text:style-name="T33"> </text:span>block<text:span text:style-name="T33">. </text:span></text:p>
            <text:p text:style-name="P26"/>
            <text:p text:style-name="P9"><text:span text:style-name="T38">B</text:span><text:span text:style-name="T33">ut when if it fails it executes the code block in </text:span><text:span text:style-name="Teletype">except</text:span><text:span text:style-name="T33">. </text:span></text:p>
            <text:p text:style-name="P27"/>
            <text:p text:style-name="P19"><text:soft-page-break/>In previous example,</text:p>
            <text:p text:style-name="P19"/>
            <text:p text:style-name="P19">we encountered a problem with <text:span text:style-name="T21">running</text:span> our <text:span text:style-name="T21">conversion</text:span> to <text:span text:style-name="T21">integer</text:span> <text:span text:style-name="T21">code</text:span>. </text:p>
            <text:p text:style-name="P18"/>
            <text:p text:style-name="P20">We found out what caused the error and then de<text:span text:style-name="T79">du</text:span>ced a solution for it. This whole process is called <text:span text:style-name="T21">debugging</text:span>. </text:p>
          </table:table-cell>
        </table:table-row>
        <table:table-row>
          <table:table-cell table:style-name="Table1.A4" office:value-type="string">
            <text:p text:style-name="P11">Open an <text:span text:style-name="T77">text </text:span>editor and type the following code </text:p>
            <text:p text:style-name="P105"/>
            <text:p text:style-name="P105">def test():</text:p>
            <text:p text:style-name="P105"><text:s text:c="4"/>total=1+1</text:p>
            <text:p text:style-name="P58"><text:s text:c="4"/>print spam</text:p>
            <text:p text:style-name="Text_20_body">Save it as file <text:span text:style-name="T21">mymodule.py</text:span> </text:p>
          </table:table-cell>
          <table:table-cell table:style-name="Table1.A4" office:value-type="string">
            <text:p text:style-name="P73">Lets see another example of debugging. </text:p>
            <text:p text:style-name="P73"/>
            <text:p text:style-name="P73">Create a <text:span text:style-name="T21">file</text:span> <text:span text:style-name="T68">with</text:span> the following <text:span text:style-name="T21">code</text:span>.</text:p>
            <text:p text:style-name="P73"/>
            <text:p text:style-name="P43">Save it as file <text:span text:style-name="T21">mymodule.py</text:span></text:p>
          </table:table-cell>
        </table:table-row>
        <table:table-row>
          <table:table-cell table:style-name="Table1.A4" office:value-type="string">
            <text:p text:style-name="P21">[I<text:span text:style-name="T67">P</text:span>ython Terminal]</text:p>
            <text:p text:style-name="P21"/>
            <text:p text:style-name="P2"><text:span text:style-name="T66">from</text:span> mymodule <text:span text:style-name="T66">import test</text:span></text:p>
            <text:p text:style-name="P60">test()</text:p>
            <text:p text:style-name="P71"/>
          </table:table-cell>
          <table:table-cell table:style-name="Table1.A4" office:value-type="string">
            <text:p text:style-name="P76">Lets now try and run this code on the ipython interpreter </text:p>
            <text:p text:style-name="P76"/>
            <text:p text:style-name="P82">%<text:span text:style-name="T69">run – i mymodule.py</text:span></text:p>
            <text:p text:style-name="P82"/>
            <text:p text:style-name="P77"><text:span text:style-name="T21">Interpreter</text:span> gives us an <text:span text:style-name="T21">error</text:span> because <text:span text:style-name="T21">spam</text:span> is <text:span text:style-name="T21">not</text:span> <text:span text:style-name="T21">defined</text:span>. </text:p>
          </table:table-cell>
        </table:table-row>
        <table:table-row>
          <table:table-cell table:style-name="Table1.A4" office:value-type="string">
            <text:p text:style-name="P22">[I<text:span text:style-name="T67">P</text:span>ython Terminal]</text:p>
            <text:p text:style-name="P11"/>
            <text:p text:style-name="P11"><text:span text:style-name="T21">%debug</text:span> </text:p>
          </table:table-cell>
          <table:table-cell table:style-name="Table1.A4" office:value-type="string">
            <text:p text:style-name="P71">lets now do <text:span text:style-name="T21">%debug</text:span> on <text:span text:style-name="T21">ipython</text:span> <text:span text:style-name="T21">interpreter</text:span>. </text:p>
          </table:table-cell>
        </table:table-row>
        <table:table-row>
          <table:table-cell table:style-name="Table1.A4" office:value-type="string">
            <text:p text:style-name="P23">[I<text:span text:style-name="T67">P</text:span>ython Terminal]</text:p>
            <text:p text:style-name="P11"/>
            <text:p text:style-name="P2">total</text:p>
          </table:table-cell>
          <table:table-cell table:style-name="Table1.A4" office:value-type="string">
            <text:p text:style-name="P99">The <text:span text:style-name="T21">prompt</text:span> on the <text:span text:style-name="T21">shell</text:span> has changed to <text:span text:style-name="T21">ipdb</text:span>. </text:p>
            <text:p text:style-name="P99"/>
            <text:p text:style-name="P100">This is <text:span text:style-name="T21">debugger</text:span> here you can access variables in that code block.</text:p>
            <text:p text:style-name="P100"><text:span text:style-name="T70">F</text:span>or example 'total', <text:span text:style-name="T71">we get 2 as </text:span><text:span text:style-name="T30">output</text:span> </text:p>
            <text:p text:style-name="P100"/>
            <text:p text:style-name="P101">To exit from the <text:span text:style-name="T21">ipdb</text:span> <text:span text:style-name="T21">prompt</text:span>, press <text:span text:style-name="T21">q</text:span></text:p>
          </table:table-cell>
        </table:table-row>
        <table:table-row>
          <table:table-cell table:style-name="Table1.A4" office:value-type="string">
            <text:p text:style-name="P16">Show Slide</text:p>
            <text:p text:style-name="P45">Summary </text:p>
          </table:table-cell>
          <table:table-cell table:style-name="Table1.A4" office:value-type="string">
            <text:p text:style-name="Text_20_body">This brings us to the end of this tutorial. In this tutorial, we have learnt to, </text:p>
            <text:list xml:id="list305620556573668151" text:style-name="L5">
              <text:list-item>
                <text:p text:style-name="P125">Create simple <text:span text:style-name="T21">tests</text:span> for a <text:span text:style-name="T21">function</text:span>. </text:p>
              </text:list-item>
              <text:list-item>
                <text:p text:style-name="P125"><text:span text:style-name="T21">Automate</text:span> <text:span text:style-name="T21">tests</text:span> using many <text:span text:style-name="T21">predefined</text:span> <text:span text:style-name="T21">test</text:span> <text:span text:style-name="T21">cases</text:span>. </text:p>
              </text:list-item>
              <text:list-item>
                <text:p text:style-name="P125">Use the <text:span text:style-name="T21">python</text:span> <text:span text:style-name="T21">coding</text:span> <text:span text:style-name="T21">standards</text:span>. <text:s/></text:p>
              </text:list-item>
              <text:list-item>
                <text:p text:style-name="P125">Handle <text:span text:style-name="T21">exception</text:span> using <text:span text:style-name="Teletype"><text:span text:style-name="T21">try</text:span></text:span> and <text:span text:style-name="Teletype"><text:span text:style-name="T21">except</text:span></text:span>. </text:p>
              </text:list-item>
              <text:list-item>
                <text:p text:style-name="P115">Use <text:span text:style-name="Teletype"><text:span text:style-name="T21">%debug</text:span></text:span> for <text:span text:style-name="T21">debugging</text:span> <text:span text:style-name="T72">i</text:span>n <text:span text:style-name="T21">ipython</text:span>. </text:p>
              </text:list-item>
            </text:list>
          </table:table-cell>
        </table:table-row>
        <table:table-row>
          <table:table-cell table:style-name="Table1.A4" office:value-type="string">
            <text:p text:style-name="P11">Show Slide </text:p>
            <text:p text:style-name="Text_20_body"><text:bookmark-start text:name="__DdeLink__5964_1818240671"/>Self assessment questions<text:bookmark-end text:name="__DdeLink__5964_1818240671"/></text:p>
            <text:p text:style-name="P11"/>
          </table:table-cell>
          <table:table-cell table:style-name="Table1.A4" office:value-type="string">
            <text:p text:style-name="P11">Here are some self assessment questions for you to solve </text:p>
            <text:list xml:id="list6214008059674742159" text:style-name="L6">
              <text:list-item>
                <text:p text:style-name="P116">What is proper indentation for python code according to style guidelines? </text:p>
              </text:list-item>
            </text:list>
            <text:list xml:id="list1807134437860529345" text:style-name="L7">
              <text:list-item>
                <text:list>
                  <text:list-item>
                    <text:p text:style-name="P122"><text:soft-page-break/>two space identation </text:p>
                  </text:list-item>
                  <text:list-item>
                    <text:p text:style-name="P122">three space identation </text:p>
                  </text:list-item>
                  <text:list-item>
                    <text:p text:style-name="P122">four Space Indentation </text:p>
                  </text:list-item>
                  <text:list-item>
                    <text:p text:style-name="P117">no Indentation </text:p>
                  </text:list-item>
                </text:list>
              </text:list-item>
            </text:list>
            <text:list xml:id="list8938240205542819478" text:style-name="L8">
              <text:list-header>
                <text:p text:style-name="P118"><text:span text:style-name="T32">2. </text:span><text:span text:style-name="T33">How do you start the</text:span><text:span text:style-name="T20"> debugger </text:span><text:span text:style-name="T33">on</text:span><text:span text:style-name="T20"> ipython?</text:span> </text:p>
              </text:list-header>
            </text:list>
            <text:list xml:id="list3893606257781565260" text:style-name="L9">
              <text:list-item>
                <text:list>
                  <text:list-item>
                    <text:list>
                      <text:list-item>
                        <text:p text:style-name="P109">debug </text:p>
                      </text:list-item>
                      <text:list-item>
                        <text:p text:style-name="P109">%debug </text:p>
                      </text:list-item>
                      <text:list-item>
                        <text:p text:style-name="P109">%debugger </text:p>
                      </text:list-item>
                      <text:list-item>
                        <text:p text:style-name="P109">start debugger 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4" office:value-type="string">
            <text:p text:style-name="P11">Show Slide </text:p>
            <text:p text:style-name="Text_20_body">Solution<text:span text:style-name="T78">s</text:span></text:p>
          </table:table-cell>
          <table:table-cell table:style-name="Table1.A4" office:value-type="string">
            <text:p text:style-name="P11">And the answers, </text:p>
            <text:list xml:id="list1627432076634576479" text:style-name="L10">
              <text:list-item>
                <text:p text:style-name="P119"><text:span text:style-name="T21">Four</text:span> <text:span text:style-name="T21">Space</text:span> <text:span text:style-name="T21">Indentation</text:span> is required for writing a python code according to style guidelines. </text:p>
              </text:list-item>
              <text:list-item>
                <text:p text:style-name="P119">We start the debugger on ipython by saying, </text:p>
              </text:list-item>
            </text:list>
            <text:p text:style-name="P57"><text:s text:c="5"/><text:span text:style-name="T21">%debug</text:span></text:p>
          </table:table-cell>
        </table:table-row>
        <table:table-row>
          <table:table-cell table:style-name="Table1.A10" office:value-type="string">
            <text:p text:style-name="P111">Show Slide</text:p>
            <text:p text:style-name="P111">Forum</text:p>
          </table:table-cell>
          <table:table-cell table:style-name="Table1.A10" office:value-type="string">
            <text:p text:style-name="P112">Please post your timed queries in this forum.</text:p>
          </table:table-cell>
        </table:table-row>
        <table:table-row>
          <table:table-cell table:style-name="Table1.A10" office:value-type="string">
            <text:p text:style-name="P111">Show Slide</text:p>
            <text:p text:style-name="P111">Fossee Forum</text:p>
          </table:table-cell>
          <table:table-cell table:style-name="Table1.A10" office:value-type="string">
            <text:p text:style-name="P112">Please post your general queries on Python in this forum.</text:p>
          </table:table-cell>
        </table:table-row>
        <table:table-row>
          <table:table-cell table:style-name="Table1.A10" office:value-type="string">
            <text:p text:style-name="P111">Show Slide</text:p>
            <text:p text:style-name="P111">Textbook Companion</text:p>
          </table:table-cell>
          <table:table-cell table:style-name="Table1.A10" office:value-type="string">
            <text:p text:style-name="P112">FOSSEE team coordinates the TBC project.</text:p>
          </table:table-cell>
        </table:table-row>
        <table:table-row>
          <table:table-cell table:style-name="Table1.A10" office:value-type="string">
            <text:p text:style-name="P111">Show Slide</text:p>
            <text:p text:style-name="P111">Acknowledgment</text:p>
            <text:p text:style-name="P111">http://spoken-tutorial.org</text:p>
          </table:table-cell>
          <table:table-cell table:style-name="Table1.A10" office:value-type="string">
            <text:p text:style-name="P112">Spoken Tutorial Project is funded by NMEICT, MHRD, Govt. of India.</text:p>
            <text:p text:style-name="P112">For more details, visit this website.</text:p>
          </table:table-cell>
        </table:table-row>
        <table:table-row>
          <table:table-cell table:style-name="Table1.A10" office:value-type="string">
            <text:p text:style-name="P111">Previous slide</text:p>
          </table:table-cell>
          <table:table-cell table:style-name="Table1.A10" office:value-type="string">
            <text:p text:style-name="P112">This is _________ from IIT Bombay (or FOSSEE, if you wish) signing off.</text:p>
            <text:p text:style-name="P112">Thank you.</text:p>
          </table:table-cell>
        </table:table-row>
      </table:table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5:30:37.445201938</dc:date>
    <meta:editing-duration>PT4H12M41S</meta:editing-duration>
    <meta:editing-cycles>276</meta:editing-cycles>
    <meta:generator>LibreOffice/4.2.8.2$Linux_X86_64 LibreOffice_project/420m0$Build-2</meta:generator>
    <meta:document-statistic meta:table-count="1" meta:image-count="0" meta:object-count="0" meta:page-count="6" meta:paragraph-count="209" meta:word-count="1204" meta:character-count="7011" meta:non-whitespace-character-count="5875"/>
  </office:meta>
</office:document-meta>
</file>